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14cm"/>
    </style:style>
    <style:style style:name="co2" style:family="table-column">
      <style:table-column-properties fo:break-before="auto" style:column-width="6.392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les variables utilisées dans les instructions doivent être dans la table des symboles</text:p>
          </table:table-cell>
          <table:table-cell office:value-type="string">
            <text:p>Julien Revel</text:p>
          </table:table-cell>
          <table:table-cell/>
        </table:table-row>
        <table:table-row table:style-name="ro1">
          <table:table-cell office:value-type="string">
            <text:p>les fonctions doivent être appelées avec le bon nombre d'arguments</text:p>
          </table:table-cell>
          <table:table-cell office:value-type="string">
            <text:p>Julien Beck</text:p>
          </table:table-cell>
          <table:table-cell/>
        </table:table-row>
        <table:table-row table:style-name="ro1">
          <table:table-cell office:value-type="string">
            <text:p>les arguments des fonctions doivent être du bon type</text:p>
          </table:table-cell>
          <table:table-cell office:value-type="string">
            <text:p>Julien Beck</text:p>
          </table:table-cell>
          <table:table-cell/>
        </table:table-row>
        <table:table-row table:style-name="ro1">
          <table:table-cell office:value-type="string">
            <text:p>les bounds des tableaux doivent être rangés par ordre croissant</text:p>
          </table:table-cell>
          <table:table-cell table:number-columns-repeated="2"/>
        </table:table-row>
        <table:table-row table:style-name="ro1">
          <table:table-cell office:value-type="string">
            <text:p>les expressions à gauche et à droite des affectations doivent être du même type (boolean ou integer ou array)</text:p>
          </table:table-cell>
          <table:table-cell office:value-type="string">
            <text:p>Julien Beck</text:p>
          </table:table-cell>
          <table:table-cell/>
        </table:table-row>
        <table:table-row table:style-name="ro2">
          <table:table-cell office:value-type="string">
            <text:p>les opérateurs arithmétiques se font tous sur des variables de type integer</text:p>
          </table:table-cell>
          <table:table-cell office:value-type="string">
            <text:p>Guillaume Bruneau</text:p>
          </table:table-cell>
          <table:table-cell/>
        </table:table-row>
        <table:table-row table:style-name="ro2">
          <table:table-cell office:value-type="string">
            <text:p>les expressions dans les if sont toutes du type boolean</text:p>
          </table:table-cell>
          <table:table-cell office:value-type="string">
            <text:p>Guillaume Bruneau</text:p>
          </table:table-cell>
          <table:table-cell/>
        </table:table-row>
        <table:table-row table:style-name="ro1">
          <table:table-cell office:value-type="string">
            <text:p>les appels de cases de tableau se font avec la bonne dimension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25/03/2015</text:date>, <text:time>15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4:32:49.066000000</meta:creation-date>
    <dc:date>2015-03-25T15:41:24.70</dc:date>
    <meta:editing-duration>PT3H24M42S</meta:editing-duration>
    <meta:editing-cycles>7</meta:editing-cycles>
    <meta:generator>OpenOffice/4.1.1$Win32 OpenOffice.org_project/411m6$Build-9775</meta:generator>
    <meta:document-statistic meta:table-count="1" meta:cell-count="14" meta:object-count="0"/>
  </office:meta>
</office:document-meta>
</file>